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03722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448" calcext:value-type="float">
            <text:p>47.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722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722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592" calcext:value-type="float">
            <text:p>47.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722</text:p>
          </table:table-cell>
          <table:table-cell office:value-type="string" calcext:value-type="string">
            <text:p>202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64" calcext:value-type="float">
            <text:p>47.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722</text:p>
          </table:table-cell>
          <table:table-cell office:value-type="string" calcext:value-type="string">
            <text:p>2019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722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4" calcext:value-type="float">
            <text:p>47.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722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496" calcext:value-type="float">
            <text:p>47.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722</text:p>
          </table:table-cell>
          <table:table-cell office:value-type="string" calcext:value-type="string">
            <text:p>201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972" calcext:value-type="float">
            <text:p>47.2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722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448" calcext:value-type="float">
            <text:p>47.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722</text:p>
          </table:table-cell>
          <table:table-cell office:value-type="string" calcext:value-type="string">
            <text:p>201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722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722</text:p>
          </table:table-cell>
          <table:table-cell office:value-type="string" calcext:value-type="string">
            <text:p>201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728" calcext:value-type="float">
            <text:p>46.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722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344" calcext:value-type="float">
            <text:p>46.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722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248" calcext:value-type="float">
            <text:p>46.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722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008" calcext:value-type="float">
            <text:p>46.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722</text:p>
          </table:table-cell>
          <table:table-cell office:value-type="string" calcext:value-type="string">
            <text:p>200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104" calcext:value-type="float">
            <text:p>46.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722</text:p>
          </table:table-cell>
          <table:table-cell office:value-type="string" calcext:value-type="string">
            <text:p>200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848" calcext:value-type="float">
            <text:p>44.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722</text:p>
          </table:table-cell>
          <table:table-cell office:value-type="string" calcext:value-type="string">
            <text:p>2006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864" calcext:value-type="float">
            <text:p>46.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722</text:p>
          </table:table-cell>
          <table:table-cell office:value-type="string" calcext:value-type="string">
            <text:p>2005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568" calcext:value-type="float">
            <text:p>45.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722</text:p>
          </table:table-cell>
          <table:table-cell office:value-type="string" calcext:value-type="string">
            <text:p>200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28" calcext:value-type="float">
            <text:p>45.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722</text:p>
          </table:table-cell>
          <table:table-cell office:value-type="string" calcext:value-type="string">
            <text:p>200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04" calcext:value-type="float">
            <text:p>45.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722</text:p>
          </table:table-cell>
          <table:table-cell office:value-type="string" calcext:value-type="string">
            <text:p>200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888" calcext:value-type="float">
            <text:p>44.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722</text:p>
          </table:table-cell>
          <table:table-cell office:value-type="string" calcext:value-type="string">
            <text:p>200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312" calcext:value-type="float">
            <text:p>44.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722</text:p>
          </table:table-cell>
          <table:table-cell office:value-type="string" calcext:value-type="string">
            <text:p>200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472" calcext:value-type="float">
            <text:p>37.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722</text:p>
          </table:table-cell>
          <table:table-cell office:value-type="string" calcext:value-type="string">
            <text:p>200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